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cea" officeooo:paragraph-rsid="001fb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o worl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35:42.245367741</meta:creation-date>
    <dc:date>2020-01-24T15:36:03.987997235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